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7cm" draw:z-index="0"><draw:image xlink:href="../../odt/images/006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инейное с насыщением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431cm" draw:z-index="0"><draw:image xlink:href="../../odt/images/006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еализует алгоритм линейного звена с насыщением:</text:span></text:p>
            <text:p text:style-name="P4"><draw:frame draw:style-name="fr2" draw:name="graphics1" text:anchor-type="as-char" svg:width="2.223cm" svg:height="2.223cm" draw:z-index="0"><draw:image xlink:href="../../odt/images/0069_static.png" xlink:type="simple" xlink:show="embed" xlink:actuate="onLoad"/></draw:frame></text:p>
            <text:p text:style-name="P4"><draw:frame draw:style-name="fr3" draw:name="Объект1" text:anchor-type="as-char" svg:width="6.934cm" svg:height="2.041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<text:span text:style-name="T3">где</text:span><text:span text:style-name="T3"><draw:frame draw:style-name="fr3" draw:name="Объект2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вектор входных сигналов,</text:span><text:span text:style-name="T3"><draw:frame draw:style-name="fr3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вектор </text:span><text:span text:style-name="T4">выходных</text:span><text:span text:style-name="T3"> сигналов,</text:span><text:span text:style-name="T3"><draw:frame draw:style-name="fr3" draw:name="Объект4" text:anchor-type="as-char" svg:width="2.327cm" svg:height="1.2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3">.</text:span></text:p>
            <text:p text:style-name="Text_20_body"><text:span text:style-name="T6">Свойства</text:span><text:span text:style-name="T7">:</text:span></text:p>
            <text:list xml:id="list6190777460290758543" text:style-name="L1">
              <text:list-item>
                <text:p text:style-name="P5"><text:span text:style-name="T3">Нижняя граница аргумента – </text:span><text:span text:style-name="T4">параметр</text:span><text:span text:style-name="T3"><draw:frame draw:style-name="fr3" draw:name="Объект5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3">Верхняя граница аргумента – </text:span><text:span text:style-name="T4">параметр</text:span><text:span text:style-name="T3"><draw:frame draw:style-name="fr3" draw:name="Объект6" text:anchor-type="as-char" svg:width="0.46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3">Нижнее значение функции – </text:span><text:span text:style-name="T4">параметр</text:span><text:span text:style-name="T3"><draw:frame draw:style-name="fr3" draw:name="Объект7" text:anchor-type="as-char" svg:width="0.653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3">Верхнее значение функции – </text:span><text:span text:style-name="T4">параметр</text:span><text:span text:style-name="T3"><draw:frame draw:style-name="fr3" draw:name="Объект8" text:anchor-type="as-char" svg:width="0.663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">.</text:span></text:p>
              </text:list-item>
            </text:list>
            <text:p text:style-name="Text_20_body"><text:span text:style-name="T2">Примечание:</text:span><text:span text:style-name="T3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5">Мультиплексор</text:span><text:span text:style-name="T3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насыщением</dc:title>
    <dc:date>2012-03-30T15:52:59.17</dc:date>
    <meta:generator>OpenOffice_Beta/4.1.0$Win32 OpenOffice.org_project/410m14$Build-9760</meta:generator>
    <meta:editing-duration>PT2H19M38S</meta:editing-duration>
    <meta:editing-cycles>64</meta:editing-cycles>
    <meta:document-statistic meta:table-count="1" meta:image-count="3" meta:object-count="8" meta:page-count="1" meta:paragraph-count="16" meta:word-count="77" meta:character-count="49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i>x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a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b</mi>
                    </mrow>
                  </mrow>
                </mtd>
              </mtr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a</mi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k cdot x(t), ~ если ~ a &lt; x(t) &lt; b #
alignl y_1, ~ если ~ x(t) &lt;= a #
alignl y_2, ~ если ~ x(t) &gt;= b}  right none
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k</mi>
        <mo stretchy="false">=</mo>
        <mfrac>
          <mrow>
            <mrow>
              <msub>
                <mi>y</mi>
                <mn>2</mn>
              </msub>
              <mo stretchy="false">−</mo>
              <msub>
                <mi>y</mi>
                <mn>1</mn>
              </msub>
            </mrow>
          </mrow>
          <mrow>
            <mrow>
              <mi>b</mi>
              <mo stretchy="false">−</mo>
              <mi>a</mi>
            </mrow>
          </mrow>
        </mfrac>
      </mrow>
    </mrow>
    <annotation encoding="StarMath 5.0">k = {y_2 - y_1} over {b-a} 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8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